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1" calcext:value-type="float">
            <text:p>99,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9" calcext:value-type="float">
            <text:p>99,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3" calcext:value-type="float">
            <text:p>99,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81" calcext:value-type="float">
            <text:p>99,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1" calcext:value-type="float">
            <text:p>99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6" calcext:value-type="float">
            <text:p>99,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4" calcext:value-type="float">
            <text:p>99,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7" calcext:value-type="float">
            <text:p>99,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" calcext:value-type="float">
            <text:p>99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1" calcext:value-type="float">
            <text:p>99,701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1:33:50.309508863</meta:creation-date>
    <dc:date>2018-01-17T01:46:28.732784172</dc:date>
    <meta:editing-duration>PT2M27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